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re2" style:master-page-name="MP0" style:family="paragraph">
      <style:paragraph-properties fo:break-before="page"/>
      <style:text-properties style:text-underline-type="single" style:text-underline-style="solid" style:text-underline-width="auto" style:text-underline-mode="continuous"/>
    </style:style>
    <style:style style:name="P2" style:parent-style-name="Titre2" style:family="paragraph">
      <style:text-properties style:text-underline-type="single" style:text-underline-style="solid" style:text-underline-width="auto" style:text-underline-mode="continuous"/>
    </style:style>
    <style:style style:name="T3" style:parent-style-name="Policepardéfaut" style:family="text">
      <style:text-properties style:text-position="super 63.6%"/>
    </style:style>
    <style:style style:name="P4" style:parent-style-name="Titre2" style:family="paragraph">
      <style:text-properties style:text-underline-type="single" style:text-underline-style="solid" style:text-underline-width="auto" style:text-underline-mode="continuous"/>
    </style:style>
    <style:style style:name="P5" style:parent-style-name="Titre2" style:family="paragraph">
      <style:text-properties style:text-underline-type="single" style:text-underline-style="solid" style:text-underline-width="auto" style:text-underline-mode="continuous"/>
    </style:style>
  </office:automatic-styles>
  <office:body>
    <office:text text:use-soft-page-breaks="true">
      <text:h text:style-name="P1" text:outline-level="2">Description du travail de groupe :</text:h>
      <text:p text:style-name="Normal">Notre groupe étant le plus petit en termes d’effectif, il ne nécessite pas d’énormes efforts d’organisation. Le team leader est Florian et Matis le secrétaire générale, Alvin le plébéien. Les communications se font via un discord contenant tous les membres du groupe. Il ne contient que des échanges textuels car nous avons pris la décision de passer par Github pour tout partage de fichier. Matis étant très à l’aise avec l’utilisation de R, son rôle est d’analyser les données en passant de l’affichage de tableaux de contingence à une Analyse en Composante Principale sur 19 variables abiotiques de la composition du sol. Florian a pour sa part de solides compétences en Python qui lui ont permis d’analyser la répartition des espèces (cartes en géopandas) et de mettre en place des algorithmes de prédiction plus avancés (K voisins). Alvin occupe un rôle de chef de projet qui se concentre davantage sur la partie rédactionnelle et organisationnelle mais qui implémente aussi des algorithmes de prédiction Python (Noyaux). Notre groupe a été très efficace sur les premières semaines du projet, définissant clairement nos objectifs et les différentes étapes qui les composent. Bien que la limite ne soit pas atteinte, le besoin d’avancement dans le programme du Master commence à se faire sentir pour le développement de modèles réellement complexes qui nous permettront de répondre à notre problématique. <text:s/></text:p>
      <text:p text:style-name="Normal">Les tâches sont consultables par tous les membres du groupe sur le projet du Github qui permet un suivi de leur état : les tâches terminées, en cours et à faire. Github permet également un suivi des issues signalées par les autres membres.</text:p>
      <text:h text:style-name="P2" text:outline-level="2">Planification des tâches :</text:h>
      <text:p text:style-name="Normal">La résolution de notre problématique est mesurée facilement grâce au test Kaggle qui nous donne un score sur la qualité de notre prédiction. Ce score vise à être amélioré graduellement, tout d’abord avec la soumission de modèles naïfs (Rapport 1) puis de modèles plus complexes avec les K-voisins et la méthode de noyaux dont les résultats sont à venir. Ces premiers modèles n’utilisent que les données de présences/absences. La prochaine étape consiste à ajouter les données de présences uniquement pour améliorer le score avant la fin du premier semestre. Les données visuelles seront les dernières à exploiter à travers des modèles de Machine Learning / Deep Learning lorsque nous en apprendrons davantage dessus, cette proposition de résolution concerne le second semestre. Pour tous les modèles soumis, il sera important d’étudier la fluctuation du score selon le nombre d’espèces associées afin de parfaire notre prédiction.</text:p>
      <text:p text:style-name="Normal">L’analyse exploratoire des données est un objectif en lui-même qui est presque atteint. Il a débuté avec une exploration basique résumant les données, sous forme textuelle et graphique (Rapport Data_Model), graphique grâce aux cartes géopandas (Notebook Data_explo) et enfin en établissant des liens entre les variables via une analyse en composante principale (Rapport ACP). Il reste certaines variables abiotiques à analyser et à mettre en relation avec les espèces, il peut également être intéressant de réaliser ce type d’analyse sur les données visuelles mais ce n’est pas une priorité du premier semestre étant donné notre utilisation de celles-ci au 2<text:span text:style-name="T3">nd</text:span><text:s/>semestre uniquement.</text:p>
      <text:p text:style-name="Normal">A l’heure actuelle le commanditaire n’a pas exprimé le besoin d’un autre rendu que le score Kaggle, mais nous avons envisagé de produire une interface Web permettant de soumettre des coordonnées et des données abiotiques et de fournir en sortie une liste d’espèces associées. Un projet entier pourrait correspondre à cet objectif c’est pourquoi il n’a pas nécessairement une finalité ambitieuse, le principe étant de développer une interface de saisie et la relier à nos modèles Python. L’affichage dynamique (optionnel) nécessitera l’implémentation de fonctionnalité Ajax et selon notre avancement dans les autres tâches, le développement front-end sera mis en avant pour améliorer l’ergonomie de notre outil. Les différentes fonctionnalités sont relativement simples : saisie de coordonnées, saisie de données abiotiques, sélection du modèle de prédiction et consultation du<text:s/><text:soft-page-break/>résultat. D’autres fonctionnalités pourront être implémentées et les anciennes améliorées selon le temps à notre disposition.</text:p>
      <text:h text:style-name="P4" text:outline-level="2">Avancement du projet :</text:h>
      <text:p text:style-name="Normal"><text:tab/>Exploration des données (Matis)</text:p>
      <text:p text:style-name="Normal"><text:tab/>Développement de modèles (Florian)</text:p>
      <text:p text:style-name="Normal"/>
      <text:h text:style-name="P5" text:outline-level="2">Conclusion :</text:h>
      <text:p text:style-name="Normal"><text:s/>(Alvi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vin Vedel</meta:initial-creator>
    <dc:creator>Alvin Vedel</dc:creator>
    <meta:creation-date>2023-10-13T09:34:00Z</meta:creation-date>
    <dc:date>2023-10-13T10:38:00Z</dc:date>
    <meta:template xlink:href="Normal.dotm" xlink:type="simple"/>
    <meta:editing-cycles>3</meta:editing-cycles>
    <meta:editing-duration>PT3840S</meta:editing-duration>
    <meta:document-statistic meta:page-count="2" meta:paragraph-count="8" meta:word-count="683" meta:character-count="4437" meta:row-count="31" meta:non-whitespace-character-count="3762"/>
  </office:meta>
</office:document-meta>
</file>